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:.B])" office:value-type="float" office:value="19.5" calcext:value-type="float">
            <text:p>19.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:.D])" office:value-type="float" office:value="15.5" calcext:value-type="float">
            <text:p>15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:.F])" office:value-type="float" office:value="21.5" calcext:value-type="float">
            <text:p>21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1-07T15:16:42.519930834</dc:date>
    <meta:editing-duration>PT26M31S</meta:editing-duration>
    <meta:editing-cycles>20</meta:editing-cycles>
    <meta:generator>LibreOffice/7.4.2.3$MacOSX_X86_64 LibreOffice_project/382eef1f22670f7f4118c8c2dd222ec7ad009daf</meta:generator>
    <meta:document-statistic meta:table-count="1" meta:cell-count="121" meta:object-count="0"/>
  </office:meta>
</office:document-meta>
</file>